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1in" fo:margin-bottom="0in" fo:text-align="center" style:justify-single-word="false"/>
    </style:style>
    <style:style style:name="P8" style:family="paragraph" style:parent-style-name="Standard">
      <style:paragraph-properties fo:margin-left="0.5in" fo:margin-right="0in" fo:line-height="200%" fo:text-indent="-0.5in" style:auto-text-indent="false">
        <style:tab-stops/>
      </style:paragraph-properties>
    </style:style>
    <style:style style:name="P9" style:family="paragraph" style:parent-style-name="Reference">
      <style:paragraph-properties fo:margin-left="0.5in" fo:margin-right="0in" fo:line-height="200%" fo:text-indent="-0.5in" style:auto-text-indent="false">
        <style:tab-stops/>
      </style:paragraph-properties>
    </style:style>
    <style:style style:name="P10" style:family="paragraph" style:parent-style-name="Reference">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Contents_20_2">
      <style:paragraph-properties>
        <style:tab-stops>
          <style:tab-stop style:position="5.8035in" style:type="right" style:leader-style="dotted" style:leader-text="."/>
        </style:tab-stops>
      </style:paragraph-properties>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3">
      <style:paragraph-properties>
        <style:tab-stops>
          <style:tab-stop style:position="5.6071in" style:type="right" style:leader-style="dotted" style:leader-text="."/>
        </style:tab-stops>
      </style:paragraph-properties>
    </style:style>
    <style:style style:name="P15"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6" style:family="paragraph" style:parent-style-name="Standard" style:master-page-name="First_20_Page">
      <style:paragraph-properties fo:margin-top="2.5in" fo:margin-bottom="0in" fo:text-align="center" style:justify-single-word="false" style:page-number="auto"/>
    </style:style>
    <style:style style:name="P17"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8" style:family="paragraph" style:parent-style-name="Standard">
      <style:paragraph-properties fo:margin-left="0.5in" fo:margin-right="0in" fo:line-height="200%" fo:text-indent="-0.5in" style:auto-text-indent="false">
        <style:tab-stops/>
      </style:paragraph-properties>
    </style:style>
    <style:style style:name="P19" style:family="paragraph" style:parent-style-name="Text_20_body" style:list-style-name="L1"/>
    <style:style style:name="P20" style:family="paragraph" style:parent-style-name="Text_20_body">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Heading_20_2">
      <style:text-properties fo:font-style="normal" style:font-style-asian="normal" style:font-style-complex="normal"/>
    </style:style>
    <style:style style:name="P24" style:family="paragraph" style:parent-style-name="Heading_20_1" style:master-page-name="Table_20_of_20_contents">
      <style:paragraph-properties style:page-number="auto"/>
    </style:style>
    <style:style style:name="P25" style:family="paragraph" style:parent-style-name="Heading_20_1" style:master-page-name="Introduction">
      <style:paragraph-properties style:page-number="1"/>
    </style:style>
    <style:style style:name="P26" style:family="paragraph" style:parent-style-name="Heading_20_1" style:master-page-name="Literature_20_review">
      <style:paragraph-properties style:page-number="auto"/>
    </style:style>
    <style:style style:name="P27" style:family="paragraph" style:parent-style-name="Heading_20_1" style:master-page-name="References">
      <style:paragraph-properties style:page-number="auto"/>
    </style:style>
    <style:style style:name="P28" style:family="paragraph" style:parent-style-name="Heading_20_3">
      <style:text-properties fo:font-style="normal" style:font-style-asian="normal" style:font-style-complex="normal"/>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text-position="super 58%" fo:font-style="italic"/>
    </style:style>
    <style:style style:name="T10" style:family="text">
      <style:text-properties style:text-position="super 58%" fo:font-style="italic" style:font-style-asian="normal" style:font-style-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italic" style:font-style-asian="normal" style:font-style-complex="normal"/>
    </style:style>
    <style:style style:name="T13" style:family="text">
      <style:text-properties style:font-name="Times New Roman" style:font-name-asian="DejaVu Sans" style:font-name-complex="DejaVu Sans"/>
    </style:style>
    <style:style style:name="T14" style:family="text">
      <style:text-properties style:font-style-asian="normal"/>
    </style:style>
    <style:style style:name="T15"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eraction Design and Activity Theory: Designing for Social Code Review</text:p>
      <text:p text:style-name="P7">by</text:p>
      <text:p text:style-name="P3">Randy Souza</text:p>
      <text:p text:style-name="P3">Month 2010</text:p>
      <text:p text:style-name="P7">Presented to the</text:p>
      <text:p text:style-name="P3">School of Information Arts and Technologies</text:p>
      <text:p text:style-name="P3">University of Baltimore</text:p>
      <text:p text:style-name="P7">In Partial Fulfillment</text:p>
      <text:p text:style-name="P3">of the Requirements for the Degree</text:p>
      <text:p text:style-name="P3">Master of Science</text:p>
      <text:p text:style-name="P7">Approved by:<text:tab/><text:span text:style-name="T3"><text:tab/><text:tab/><text:tab/><text:tab/><text:tab/><text:tab/></text:span></text:p>
      <text:p text:style-name="P4"><text:tab/><text:tab/>Kathryn Summers, IDIA Program Director</text:p>
      <text:p text:style-name="P17">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4" text:outline-level="1">Table of Contents</text:h>
          </text:index-title>
          <text:p text:style-name="P13">Introduction<text:tab/>1</text:p>
          <text:p text:style-name="P13">Literature Review<text:tab/>2</text:p>
          <text:p text:style-name="P12">Software Inspection<text:tab/>2</text:p>
          <text:p text:style-name="P14">Benefits of code review.<text:tab/>3</text:p>
          <text:p text:style-name="P14">Limitations of code review.<text:tab/>6</text:p>
          <text:p text:style-name="P14">Evolution of the code review process.<text:tab/>8</text:p>
          <text:p text:style-name="P14">The impact of developer skills on code review.<text:tab/>11</text:p>
          <text:p text:style-name="P14">Code reading techniques.<text:tab/>13</text:p>
          <text:p text:style-name="P14">Code review tools.<text:tab/>17</text:p>
          <text:p text:style-name="P14">Summary.<text:tab/>22</text:p>
          <text:p text:style-name="P12">Human-Computer Interaction and the Challenge of Context<text:tab/>22</text:p>
          <text:p text:style-name="P14">From human factors to human actors.<text:tab/>22</text:p>
          <text:p text:style-name="P14">From usability to user experience.<text:tab/>22</text:p>
          <text:p text:style-name="P14">From user-centered design to activity-centered design.<text:tab/>22</text:p>
          <text:p text:style-name="P12">Activity Theory <text:tab/>22</text:p>
          <text:p text:style-name="P13">References<text:tab/>23</text:p>
        </text:index-body>
      </text:table-of-content>
      <text:p text:style-name="P5"/>
      <text:h text:style-name="P25"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6"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8">, </text:span><text:span text:style-name="T5">efficient</text:span><text:span text:style-name="T8">, and </text:span><text:span text:style-name="T5">economical</text:span><text:span text:style-name="T8">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oft-page-break/><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28" text:outline-level="3"><text:soft-page-break/>Limitations of code review.</text:h>
      <text:p text:style-name="P11">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8">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331375543" text:style-name="L1">
        <text:list-item>
          <text:p text:style-name="P19">Integration of inspection and development processes to connect reviews with day-to-day work;</text:p>
        </text:list-item>
        <text:list-item>
          <text:p text:style-name="P19">Asynchronous review in place of formal meetings, which would reduce waste associated with meetings and allow more frequent reviews;</text:p>
        </text:list-item>
        <text:list-item>
          <text:p text:style-name="P19">Emphasizing developer quality over defect detection, building programmer skills and precluding repeat defects;</text:p>
        </text:list-item>
        <text:list-item>
          <text:p text:style-name="P19">Creation of organization-wide review knowledge bases to streamline inspection;</text:p>
        </text:list-item>
        <text:list-item>
          <text:p text:style-name="P19">Outsourcing review to dedicated inspection consultants who bring community best practices into the development team;</text:p>
        </text:list-item>
        <text:list-item>
          <text:p text:style-name="P19">Computer mediation to reduce clerical overhead and support analysis and reflection;</text:p>
        </text:list-item>
        <text:list-item>
          <text:p text:style-name="P19">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347227586" text:continue-list="list1331375543" text:style-name="L1">
        <text:list-item text:start-value="1">
          <text:p text:style-name="P19">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9">In the <text:span text:style-name="T5">overview</text:span> stage the author assigned roles, shared the goals of the inspection, and identified the portions of the material under review (Fagan, 1976).</text:p>
        </text:list-item>
        <text:list-item>
          <text:p text:style-name="P19">During the <text:span text:style-name="T5">preparation</text:span> stage reviewers read the material to become familiar with the code, but were discouraged from looking for defects (Fagan, 1976).</text:p>
        </text:list-item>
        <text:list-item>
          <text:p text:style-name="P19">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9">In the <text:span text:style-name="T5">rework</text:span> stage, the code author evaluated the list of defects and made repairs (Fagan, 1976).</text:p>
        </text:list-item>
        <text:list-item>
          <text:p text:style-name="P19"><text:soft-page-break/>Finally, during the <text:span text:style-name="T5">follow up</text:span> stage, the author verified the rework with the original review team (Fagan, 1976).</text:p>
        </text:list-item>
      </text:list>
      <text:p text:style-name="P6">Subsequent research on the code review process included most or all of Fagan's stages, but generalized them into <text:span text:style-name="T5">preparation</text:span><text:span text:style-name="T8"> (Fagan's planning through preparation stages)</text:span>, <text:span text:style-name="T5">collection </text:span><text:span text:style-name="T8">(Fagan's inspection stage)</text:span>, and <text:span text:style-name="T5">repair</text:span> (Fagan's rework and follow up stages) (Porter, Siy, Mockus, &amp; Votta, 1998). <text:span text:style-name="T8">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3">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8">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1">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8">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28" text:outline-level="3">The impact of developer skills on code review.</text:h>
      <text:p text:style-name="Text_20_body"><text:span text:style-name="T8">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8">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1">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1509130125" text:style-name="L2">
        <text:list-item>
          <text:p text:style-name="P21"><text:soft-page-break/>Specify the goals of the inspection, defining terms and indicating what is being reviewed and what type of feedback is desired.</text:p>
        </text:list-item>
        <text:list-item>
          <text:p text:style-name="P21">Identify tradeoffs in reviewer skills, such as domain expertise versus implementation language expertise.</text:p>
        </text:list-item>
        <text:list-item>
          <text:p text:style-name="P21">Clean up the product to be inspected. Automated tools may fix style issues that can distract reviewers from functional defects.</text:p>
        </text:list-item>
        <text:list-item>
          <text:p text:style-name="P21">Use a structured inspection technique.</text:p>
        </text:list-item>
        <text:list-item>
          <text:p text:style-name="P21">Build a process based on inspections. The infrastructure available must identify goals, timing, and participants for an inspection.</text:p>
        </text:list-item>
        <text:list-item>
          <text:p text:style-name="P21">Give inspectors responsibility and authority. Make the author available to reviewers. Divide code among reviewers to foster a sense of ownership.</text:p>
        </text:list-item>
        <text:list-item>
          <text:p text:style-name="P21">Ensure that inspectors have the space to inspect. Schedules must accommodate inspections.</text:p>
        </text:list-item>
        <text:list-item>
          <text:p text:style-name="P21">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8">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1">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1">Scenario-based reading was introduced as a meta-technique that varied reading techniques in different project scenarios (Basili, 1997). A reading technique could be selected by assessing the project across dimensions including:</text:p>
      <text:list xml:id="list1866189661" text:style-name="L3">
        <text:list-item>
          <text:p text:style-name="P22">The goals of the review, for example, to find bugs, to understand performance, or to evaluate maintainability;</text:p>
        </text:list-item>
        <text:list-item>
          <text:p text:style-name="P22">The context of the review, for example, the project phase or available inspectors;</text:p>
        </text:list-item>
        <text:list-item>
          <text:p text:style-name="P22"><text:soft-page-break/>The type of input under review, for example, code, requirements, or tests;</text:p>
        </text:list-item>
        <text:list-item>
          <text:p text:style-name="P22">The type of output desired;</text:p>
        </text:list-item>
        <text:list-item>
          <text:p text:style-name="P22">The degree of rigor required;</text:p>
        </text:list-item>
        <text:list-item>
          <text:p text:style-name="P22">The perspective of the reviewer;</text:p>
        </text:list-item>
        <text:list-item>
          <text:p text:style-name="P22">Qualities of the product, for example, the age of the code or level of test coverage;</text:p>
        </text:list-item>
        <text:list-item>
          <text:p text:style-name="P22">Qualities of the overall process, such as reviewer training (Basili, 1997).</text:p>
        </text:list-item>
      </text:list>
      <text:p text:style-name="P1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1">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28" text:outline-level="3">Code review tools.</text:h>
      <text:p text:style-name="P1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1"><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8">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8">Laitenberger and Dreyer (1998) investigated the perceived ease of use and usefulness of a Web-based Inspection Process Support tool (WIPS). WIPS supported the </text:span><text:soft-page-break/><text:span text:style-name="T8">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1">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1">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113208433" text:continue-numbering="true" text:style-name="L3">
        <text:list-item>
          <text:p text:style-name="P22">Inspection of multiple <text:span text:style-name="T5">artifact </text:span>formats,<text:span text:style-name="T5"> </text:span>including text and graphics, stored in multiple repository types, including file system and source code control;</text:p>
        </text:list-item>
        <text:list-item>
          <text:p text:style-name="P22">Asynchronous or synchronous <text:span text:style-name="T5">process</text:span>, including integration with project management tools;</text:p>
        </text:list-item>
        <text:list-item>
          <text:p text:style-name="P22">Multifaceted <text:span text:style-name="T5">results</text:span>, including the severity, type, and resolution of defects (Hedberg, 2004).</text:p>
        </text:list-item>
      </text:list>
      <text:h text:style-name="P28" text:outline-level="3"><text:soft-page-break/>Summary.</text:h>
      <text:p text:style-name="P1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3" text:outline-level="2">Human-Computer Interaction and the Challenge of Context</text:h>
      <text:p text:style-name="P11">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28" text:outline-level="3">From human factors to human actors.</text:h>
      <text:p text:style-name="Text_20_body"><text:span text:style-name="T8">This section takes its title from Bannon's (1991) widely-cited article, which criticized the then-dominant information processing model of HCI. HCI research evolved </text:span><text:soft-page-break/><text:span text:style-name="T8">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5">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5">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28"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8">behind a system. Design teams considered the discussions, debates, and tradeoffs that determined a design, and constructed design tools like contextual inquiry and user models (Carroll, 1997).</text:span></text:p>
      <text:p text:style-name="P11">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1">While Hassenzahl &amp;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28" text:outline-level="3">From human-centered design to activity-centered design.</text:h>
      <text:p text:style-name="Text_20_body"><text:span text:style-name="T8">The field of user experience has earned a prominent place in design, but is not without its own challenges. One important challenge was voiced by Norman (2005), who </text:span><text:soft-page-break/><text:span text:style-name="T8">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designers were likely to have a rich user model, that model might lead to designs that serve one user or group over another, or that do not accommodate advances in users' skills, or, worst, that “too much attention to the needs of the users can lead to a lack of cohesion and added complexity in the design” (pp. 16-17).</text:span></text:p>
      <text:h text:style-name="P23" text:outline-level="2">Activity Theory and Interaction Design</text:h>
      <text:p text:style-name="Text_20_body"><text:span text:style-name="T8">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span></text:p>
      <text:p text:style-name="P11">Activity theory evolved within the Soviet school of cultural-historical psychology developed by Vygotsky and his followers, notably Luria and Leont'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y research became more widely available <text:soft-page-break/>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oft-page-break/><text:span text:style-name="T8">Leont'ev introduced the idea of object-oriented activity as a way to explain motivation: “the object of an activity is its true motive (Leont'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h text:style-name="P27" text:outline-level="1">References</text:h>
      <text:p text:style-name="Reference"><text:span text:style-name="T8">Bannon, L. J. (1991). From human factors to human actors: The role of psychology and human-computer interaction studies in systems design. In J. Greenbaum &amp; M. King (Eds.), </text:span><text:span text:style-name="T5">Design at work: Cooperative design of computer systems</text:span><text:span text:style-name="T8"> (pp. 25-44). Hillsdale, NJ: Erlbaum.</text:span></text:p>
      <text:p text:style-name="Reference"><text:span text:style-name="T8">Basili, V. R. (1997). Evolving and packaging reading technologies. </text:span><text:span text:style-name="T5">Journal of Systems and Software, 38</text:span><text:span text:style-name="T8">, 3-12.</text:span></text:p>
      <text:p text:style-name="P8"><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6">Empirical Software Engineering: An International Journal</text:span><text:span text:style-name="T5">, 1</text:span><text:span text:style-name="T8">, 133-164. </text:span></text:p>
      <text:p text:style-name="P8">Beck, K. (with Andres, C.). (2004). Extreme programming explained (2nd Ed.). Boston, MA: Addison-Wesley.</text:p>
      <text:p text:style-name="P8">Biffl, S. (2000, November/December). Using inspection data for defect estimation. <text:span text:style-name="T5">IEEE Software</text:span><text:span text:style-name="T8">, 36-43.</text:span></text:p>
      <text:p text:style-name="P8"><text:span text:style-name="T8">Bragdon, A., Zeleznik, R., Reiss, S. P., Karumuri, S., Cheung, W., Kaplan, J., . . . LaViola, J. J., Jr. (2010). Code Bubbles: A working set-based interface for code understanding and maintenance. </text:span><text:span text:style-name="T6">Proceedings of the 28</text:span><text:span text:style-name="T10">th</text:span><text:span text:style-name="T6">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4">Proceedings of the 1990 ACM Conference on Computer-Supported Cooperative Work</text:span> (pp. 169-181). New York: ACM.</text:p>
      <text:p text:style-name="P10">Card, S. K., Moran, T. P., &amp; Newell, A. (1983). The psychology of human-computer interaction. Hillsdale, NJ: Erlbaum.</text:p>
      <text:p text:style-name="Reference"><text:soft-page-break/><text:span text:style-name="T8">Carroll, J. M. (1997). Human-computer interaction: Psychology as a science of design. </text:span><text:span text:style-name="T5">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5">Computer Supported Cooperative Work, 11</text:span><text:span text:style-name="T8">, 55-80.</text:span></text:p>
      <text:p text:style-name="P8"><text:span text:style-name="T11">Deimel, L. E., Jr. (1985). The uses of program reading. </text:span><text:span text:style-name="T12">SIG</text:span><text:span text:style-name="T6">CSE Bulletin</text:span><text:span text:style-name="T5">, 17</text:span><text:span text:style-name="T8">(2), 5-14. </text:span></text:p>
      <text:p text:style-name="Reference"><text:span text:style-name="T8">Denger, C., &amp; Shull, F. (2007, March-April). A practical approach for quality-driven inspections. </text:span><text:span text:style-name="T5">IEEE Software</text:span><text:span text:style-name="T8">, 79-86.</text:span></text:p>
      <text:p text:style-name="Reference"><text:span text:style-name="T8">Devito Da Cunha, A., &amp; Greathead, D. (2007). Does personality matter? An analysis of code-review ability. </text:span><text:span text:style-name="T5">Communications of the ACM, 50</text:span><text:span text:style-name="T8">(5), 109-112.</text:span></text:p>
      <text:p text:style-name="P8"><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5">Perspectives on activity </text:span><text:span text:style-name="T5">theory </text:span><text:span text:style-name="T8">(pp. 19-38). New York: Cambridge University Press.</text:span></text:p>
      <text:p text:style-name="Reference"><text:span text:style-name="T8">Fagan, M. E. (1976). Design and code inspections to reduce errors in program development. </text:span><text:span text:style-name="T5">IBM Systems Journal, 15</text:span><text:span text:style-name="T8">, 182-211.</text:span></text:p>
      <text:p text:style-name="P8"><text:span text:style-name="T8">Fagan, M. E. (1986). Advances in software inspections. </text:span><text:span text:style-name="T5">IEEE Transactions on Software Engineering, 12</text:span><text:span text:style-name="T8">, 744-751.</text:span></text:p>
      <text:p text:style-name="P8"><text:span text:style-name="T8">Gay, G., &amp; Hembrooke, H. (2004). </text:span><text:span text:style-name="T5">Activity-centered design: An ecological approach to designing smart tools and usable systems</text:span><text:span text:style-name="T8">. Cambridge, MA: MIT Press.</text:span></text:p>
      <text:p text:style-name="P8"><text:span text:style-name="T8">Glass, R. L. (1999). Inspections—some surprising findings. </text:span><text:span text:style-name="T5">Communications of the ACM, 42</text:span><text:span text:style-name="T8">(4), 17-19.</text:span></text:p>
      <text:p text:style-name="P8"><text:span text:style-name="T8">Goguen, J. A., &amp; Linde, C. (1993). Techniques for requirements elicitation. </text:span><text:span text:style-name="T5">Proceedings of the 1993 IEEE International Symposium on Requirements Engineering</text:span><text:span text:style-name="T8"> (pp. 152-164). Los Alamos, CA: IEEE Computer Society Press.</text:span></text:p>
      <text:p text:style-name="P8"><text:soft-page-break/><text:span text:style-name="T8">Hassenzahl, M., &amp; Tractinsky, N. (2006). User experience—a research agenda. </text:span><text:span text:style-name="T5">Behaviour &amp; Information Technology, 25</text:span><text:span text:style-name="T8">(2), 91-97.</text:span></text:p>
      <text:p text:style-name="P8"><text:span text:style-name="T8">Hedberg, H. (2004). Introducing the next generation of software inspection tools. </text:span>In F. Bomarius, H. Iida (Eds.), <text:span text:style-name="T6">Product Focused Software Process Improvement: </text:span><text:bookmark text:name="btAsinTitle"/><text:span text:style-name="T6">5</text:span><text:span text:style-name="T10">th</text:span><text:span text:style-name="T6"> International Conference, PROFES 2004 </text:span><text:span text:style-name="T8">(pp. 234-247). Berlin, Germany: Springer.</text:span></text:p>
      <text:p text:style-name="P8"><text:span text:style-name="T8">Hundhausen, C., Agrawal, A., Fairbrother, D., &amp; Trevisan, M. (2009). Integrating pedagogical code reviews into a CS 1 course: An empirical study. </text:span><text:span text:style-name="T6">SIGCSE Bulletin,</text:span><text:span text:style-name="T5"> 41</text:span><text:span text:style-name="T8">(1), 291-295.</text:span></text:p>
      <text:p text:style-name="P8"><text:span text:style-name="T8">Hundhausen, C., Agrawal, A., &amp; Ryan, K. (2010). The design of an online environment to support pedagogical code reviews. </text:span><text:span text:style-name="T6">Proceedings of the 41</text:span><text:span text:style-name="T10">st</text:span><text:span text:style-name="T6"> ACM Technical Symposium on Computer Science Education</text:span><text:span text:style-name="T8"> (pp. 182-186). New York: ACM.</text:span></text:p>
      <text:p text:style-name="P8"><text:span text:style-name="T8">Hyysalo, S. (2005). Objects and motives in a product design process. </text:span><text:span text:style-name="T5">Mind, Culture, and Activity, 12</text:span><text:span text:style-name="T8">, 19-36.</text:span></text:p>
      <text:p text:style-name="P8"><text:span text:style-name="T8">Iisakka, J., &amp; Tervonen, I. (2001). The darker side of inspections. In M. Lawford &amp; D. L. Parnas (Eds.), </text:span><text:span text:style-name="T6">WISE'01: Proceedings of the 1</text:span><text:span text:style-name="T10">st</text:span><text:span text:style-name="T6"> Workshop on Inspection in Software Engineering</text:span><text:span text:style-name="T8"> (pp. 99-104), Hamilton, Canada: McMaster University.</text:span></text:p>
      <text:p text:style-name="P8"><text:span text:style-name="T8">Johnson, P. M. (1994). An instrumented approach to improving software quality through formal technical review. </text:span><text:span text:style-name="T6">Proceedings of the 16</text:span><text:span text:style-name="T10">th</text:span><text:span text:style-name="T6"> International Conference on Software Engineering</text:span><text:span text:style-name="T8"> (pp. 113-122). Los Alamitos, CA: IEEE Computer Society Press,</text:span></text:p>
      <text:p text:style-name="P8"><text:span text:style-name="T8">Johnson, P. M. (1998). Reengineering inspection. </text:span><text:span text:style-name="T5">Communications of the ACM, 41</text:span><text:span text:style-name="T8">(2), 49-52.</text:span></text:p>
      <text:p text:style-name="P8"><text:soft-page-break/><text:span text:style-name="T8">Kaptelinin, V., &amp; Nardi, B. A. (2006). </text:span><text:span text:style-name="T5">Acting with technology: Activity theory and interaction design</text:span><text:span text:style-name="T8">. Cambridge, MA: MIT Press.</text:span></text:p>
      <text:p text:style-name="P8">Kaptelinin, V., Nardi, B. A., &amp; Macaulay, C. (1999, July-August). The activity checklist: A tool for representing the “space” of context. <text:span text:style-name="T5">interactions</text:span><text:span text:style-name="T8">, 27-39.</text:span></text:p>
      <text:p text:style-name="P8">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8"><text:span text:style-name="T8">Kemerer, C. F., &amp; Paulk, M. C. (2009). The impact of design and code reviews on software quality: An empirical study based on PSP data. </text:span><text:span text:style-name="T5">IEEE Transactions on Software Engineering, 35</text:span><text:span text:style-name="T8">, 534-550.</text:span></text:p>
      <text:p text:style-name="P8">Kuutti, K. (1996). Activity theory as a potential framework for human-computer interaction research. In B. A. Nardi (Ed.), <text:span text:style-name="T5">Context and consciousness: Activity theory and human-computer interaction </text:span><text:span text:style-name="T8">(pp. 17-44). Cambridge, MA: MIT Press.</text:span></text:p>
      <text:p text:style-name="Reference"><text:span text:style-name="T8">Kuutti, K. (1999) Activity theory, transformation of work and information systems design. In Y. Engeström, R. Miettinen, &amp; R. Punamäki (Eds.), </text:span><text:span text:style-name="T5">Perspectives on Activity Theory</text:span><text:span text:style-name="T8"> (pp. 360-376). Cambridge, UK: Cambridge University Press. </text:span></text:p>
      <text:p text:style-name="P8"><text:span text:style-name="T8">Laitenberger, O., &amp; Dreyer, H. M. (1998). Evaluating the usefulness and the ease of use of a web-based inspection data collection tool. </text:span><text:span text:style-name="T6">Proceedings of the 5</text:span><text:span text:style-name="T10">th</text:span><text:span text:style-name="T6"> International Symposium on Software Metrics</text:span><text:span text:style-name="T8"> (pp. 122-134). Washington, DC: IEEE.</text:span></text:p>
      <text:p text:style-name="P8">Laitenberger, O., &amp; DeBaud, J-M. (2001). An encompassing life-cycle centric survey of software inspection. <text:span text:style-name="T5">Journal of Systems and Software, 50</text:span><text:span text:style-name="T8">, 5-31.</text:span></text:p>
      <text:p text:style-name="P8"><text:soft-page-break/><text:span text:style-name="T8">M</text:span><text:span text:style-name="T2">ä</text:span><text:span text:style-name="T8">ntyl</text:span><text:span text:style-name="T2">ä</text:span><text:span text:style-name="T8">, M. V., &amp; Lassenius, C. (2006). Drivers for software refactoring decisions. </text:span><text:span text:style-name="T6">Proceedings of the 2006 ACM/IEEE International Symposium on Empirical Software Engineering</text:span><text:span text:style-name="T8"> (pp. 297-306). New York: ACM.</text:span></text:p>
      <text:p text:style-name="P8"><text:span text:style-name="T8">M</text:span><text:span text:style-name="T2">ä</text:span><text:span text:style-name="T8">ntyl</text:span><text:span text:style-name="T2">ä</text:span><text:span text:style-name="T8">, M. V., &amp; Lassenius, C. (2009). What types of defects are really discovered in code reviews? </text:span><text:span text:style-name="T5">IEEE Transactions on Software Engineering, 35</text:span><text:span text:style-name="T8">, 430-448.</text:span></text:p>
      <text:p text:style-name="P8"><text:span text:style-name="T8">Miettinen, R. (2005). Object of activity and individual motivation. </text:span><text:span text:style-name="T5">Mind, Culture, and Activity, 12</text:span><text:span text:style-name="T8">, 52-69.</text:span></text:p>
      <text:p text:style-name="P8"><text:span text:style-name="T8">Newell, A., &amp; Card, S. K. (1985). The prospects for psychological science in human-</text:span><text:span text:style-name="T8">computer interaction. </text:span><text:span text:style-name="T5">Human Computer Interaction, 1</text:span><text:span text:style-name="T8">, 209-242.</text:span></text:p>
      <text:p text:style-name="P8">Nielsen, J. (1994). Usability inspection methods. <text:span text:style-name="T4">Conference Companion on Human Factors in Computing Systems</text:span> (pp. 413-414). New York: ACM.</text:p>
      <text:p text:style-name="P8">Norman, D. A. (1993). <text:span text:style-name="T5">Things that make us smart: Defending human attributes in the age </text:span><text:span text:style-name="T5">of the machine</text:span>. Cambridge, MA: Perseus Books.</text:p>
      <text:p text:style-name="P8">Norman, D. A. (2005, July-August). Human-centered design considered harmful. <text:span text:style-name="T5">interactions, </text:span><text:span text:style-name="T8">14-19.</text:span></text:p>
      <text:p text:style-name="P8">Norman, D. A. (2006, November-December). Logic versus usage: The case for activity-centered design. <text:span text:style-name="T5">interactions</text:span><text:span text:style-name="T8">, 45, 63.</text:span></text:p>
      <text:p text:style-name="P8"><text:span text:style-name="T8">Parnin, C., G</text:span><text:span text:style-name="T2">ö</text:span><text:span text:style-name="T8">rg, C., &amp; Nnadi, O. (2008). A catalogue of lightweight visualizations to support code smell inspections. </text:span><text:span text:style-name="T6">Proceedings of the 4</text:span><text:span text:style-name="T10">th</text:span><text:span text:style-name="T6"> ACM Symposium on Software Visualization</text:span><text:span text:style-name="T8"> (77-86). New York: ACM.</text:span></text:p>
      <text:p text:style-name="P8"><text:span text:style-name="T8">Perpich, J. M., Perry, D. E., Porter, A. A., Votta, L. G. &amp; Wade, M. W. (1997). Anywhere, anytime code inspections: Using the Web to remove inspection bottlenecks in large-scale software development. </text:span><text:span text:style-name="T6">Proceedings of the 19</text:span><text:span text:style-name="T10">th</text:span><text:span text:style-name="T6"> International </text:span><text:soft-page-break/><text:span text:style-name="T6">Conference on Software Engineering</text:span><text:span text:style-name="T8"> (pp. 14-21). New York: ACM.</text:span></text:p>
      <text:p text:style-name="P8"><text:span text:style-name="T8">Porter, A., Siy, H., Mockus, A., &amp; Votta, L. G. (1998). Understanding the sources of </text:span><text:span text:style-name="T8">variation in software inspections. </text:span><text:span text:style-name="T5">ACM Transactions on Software Engineering and Methodology, 7</text:span><text:span text:style-name="T8">, 41-79.</text:span></text:p>
      <text:p text:style-name="Reference">Raskin, J. (2000). <text:span text:style-name="T5">The humane interface: New directions for designing interactive systems</text:span>. Reading, MA: Addison-Wesley.</text:p>
      <text:p text:style-name="P9">Reily, K., Finnerty, P. L., &amp; Terveen, L. (2009). Two peers are better than one: aggregating peer reviews for computing assignments is surprisingly accurate. <text:span text:style-name="T4">Proceedings of the ACM 2009 International Conference on Supporting Group Work</text:span> (pp. 115-124). New York: ACM.</text:p>
      <text:p text:style-name="P9"><text:span text:style-name="T8">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8">(6), 26-35.</text:span></text:p>
      <text:p text:style-name="P9"><text:span text:style-name="T8">Rose, J., Jones, M., &amp; Truex, D. (2005). Socio-theoretic accounts of IS: The problem of agency. </text:span><text:span text:style-name="T5">Scandinavian Journal of Information Systems, 17</text:span><text:span text:style-name="T8">(1), 133-152.</text:span></text:p>
      <text:p text:style-name="P8"><text:span text:style-name="T8">Sauer, C. D., Ross, J., Land, L., &amp; Yetton, P. (2000). The effectiveness of software development technical reviews: A behaviorally motivated program of research. </text:span><text:span text:style-name="T5">IEEE Transactions on Software Engineering, 26</text:span><text:span text:style-name="T8">, 1-14.</text:span></text:p>
      <text:p text:style-name="P9"><text:span text:style-name="T8">Siy, H., &amp; Votta, L. (2001). Does the modern code inspection have value? </text:span><text:span text:style-name="T6">Proceedings of the IEEE International Conference on Software Maintenance </text:span><text:span text:style-name="T8">(pp. 281-290). Washington, DC: IEEE.</text:span></text:p>
      <text:p text:style-name="P8">Stein, M., Riedl, J., Harner, S. J., &amp; Mashayekhi, V. (1997). A case study of distributed, <text:soft-page-break/>asynchronous software inspection. <text:span text:style-name="T4">Proceedings of the 19</text:span><text:span text:style-name="T9">th</text:span><text:span text:style-name="T4"> International Conference on Software Engineering</text:span> (pp. 107-117). New York: ACM.</text:p>
      <text:p text:style-name="P8">Stetsenko, A. (2005). Activity as object-related: Resolving the dichotomy of individual and collective planes of activity. <text:span text:style-name="T5">Mind, Culture, and Activity, 12</text:span><text:span text:style-name="T8">, 70-88.</text:span></text:p>
      <text:p text:style-name="P8">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8">Thelin, T., Runeson, P., &amp; Wohlin, C. (2003). An experimental comparison of usage-based and checklist-based reading. <text:span text:style-name="T5">IEEE Transactions on Software Engineering, 29</text:span><text:span text:style-name="T8">, 687-704.</text:span></text:p>
      <text:p text:style-name="P9"><text:span text:style-name="T8">Trytten, D. A. (2005). A design for peer code review. </text:span><text:span text:style-name="T6">Proceedings of the 36</text:span><text:span text:style-name="T10">th</text:span><text:span text:style-name="T6"> SIGCSE </text:span><text:span text:style-name="T6">Technical Symposium on Computer Science Education</text:span><text:span text:style-name="T8"> (pp. 455-459). New York: ACM.</text:span></text:p>
      <text:p text:style-name="P9"><text:span text:style-name="T8">Turner, P., Turner, S., &amp; Horton, J. (1999). From description to requirements: An activity theoretic perspective. </text:span><text:span text:style-name="T6">Proceedings of the International ACM SIGGROUP </text:span><text:span text:style-name="T6">Conference on Supporting Group Work</text:span><text:span text:style-name="T8"> (pp. 286-295). New York: ACM.</text:span></text:p>
      <text:p text:style-name="P9"><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6">Proceedings of the 39</text:span><text:span text:style-name="T10">th</text:span><text:span text:style-name="T6"> SIGCSE Technical Symposium on Computer Science Education</text:span><text:span text:style-name="T8"> (pp. 97-101). New York: ACM.</text:span></text:p>
      <text:p text:style-name="P9"><text:span text:style-name="T8">Tyran, C. K., &amp; George, J. F. (2002). Improving software inspections with group process support. </text:span><text:span text:style-name="T5">Communications of the ACM, 45</text:span><text:span text:style-name="T8">(9), 87-92.</text:span></text:p>
      <text:p text:style-name="P8"><text:soft-page-break/>Uwano, H., Monden, A., &amp; Matsumoto, K. (2008). Are good code reviewers also good at design review? <text:span text:style-name="T4">Proceedings of the Second ACM-IEEE International Symposium on Empirical Software Engineering and Measurement</text:span> (pp. 351-353). New York: ACM.</text:p>
      <text:p text:style-name="P8">Uwano, H., Nakamura, M., Monden, A., &amp; Matsumoto, K. (2006). Analyzing individual performance of source code review using reviewers' eye movement. <text:span text:style-name="T4">Proceedings </text:span><text:span text:style-name="T4">of the 2006 Symposium on Eye Tracking Research &amp; Applications</text:span> (pp. 133-140). New York: ACM.</text:p>
      <text:p text:style-name="P9"><text:span text:style-name="T8">Wang, Y., Li, Y., Collins, M., &amp; Liu, P. (2008). Process improvement of peer code review and behavior analysis of its participants. </text:span><text:span text:style-name="T6">Proceedings of the 39</text:span><text:span text:style-name="T10">th</text:span><text:span text:style-name="T6"> SIGCSE Technical Symposium on Computer Science Education</text:span><text:span text:style-name="T8"> (pp. 107-111). New York: ACM.</text:span></text:p>
      <text:p text:style-name="Reference"><text:span text:style-name="T8">Wiegers, K. E. (1995). Improving quality through software inspections. </text:span><text:span text:style-name="T5">Software Development, 3</text:span><text:span text:style-name="T8">(4), 55-64.</text:span></text:p>
      <text:p text:style-name="Reference"><text:span text:style-name="T8">Williams, L. A., &amp; Kessler, R. R. (2000). All I really needed to know about pair programming I learned in kindergarten. </text:span><text:span text:style-name="T5">Communications of the ACM, 43</text:span><text:span text:style-name="T8">(5), 108-</text:span><text:span text:style-name="T8">114.</text:span></text:p>
      <text:p text:style-name="P8"><text:span text:style-name="T8">Wood, M., Roper, M., Brooks, A., &amp; Miller, J. (1997). Comparing and combining </text:span><text:span text:style-name="T8">software defect detection techniques: A replicated empirical study. </text:span><text:span text:style-name="T6">Proceedings of the 6</text:span><text:span text:style-name="T10">th</text:span><text:span text:style-name="T6"> European Software Engineering Conference Held Jointly with the 5</text:span><text:span text:style-name="T10">th</text:span><text:span text:style-name="T6"> ACM SIGSOFT International Symposium on Foundations of Software Engineering</text:span><text:span text:style-name="T8">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6</text:page-number></text:p>
      </style:header>
      <style:footer>
        <text:p text:style-name="MP2">DRAFT <text:date style:data-style-name="N37" text:date-value="2010-11-06T10:26:44">11/06/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6</text:page-number></text:p>
      </style:header>
      <style:footer>
        <text:p text:style-name="MP2">DRAFT <text:date style:data-style-name="N37" text:date-value="2010-11-06T10:26:44">11/06/10</text:date><text:tab/>Copyright <text:span text:style-name="MT1">©</text:span> 2010 Randy Souza</text:p>
      </style:footer>
    </style:master-page>
    <style:master-page style:name="References" style:page-layout-name="Mpm4">
      <style:header>
        <text:p text:style-name="MP1">References<text:tab/><text:page-number text:select-page="current">36</text:page-number></text:p>
      </style:header>
      <style:footer>
        <text:p text:style-name="MP2">DRAFT <text:date style:data-style-name="N37" text:date-value="2010-11-06T10:26:44">11/06/10</text:date><text:tab/>Copyright <text:span text:style-name="MT1">©</text:span> 2010 Randy Souza</text:p>
      </style:footer>
    </style:master-page>
    <style:master-page style:name="Introduction" style:page-layout-name="Mpm5">
      <style:header>
        <text:p text:style-name="MP1">Introduction<text:tab/><text:page-number text:select-page="current">36</text:page-number></text:p>
      </style:header>
      <style:footer>
        <text:p text:style-name="MP2">DRAFT <text:date style:data-style-name="N37" text:date-value="2010-11-06T10:26:44">11/06/10</text:date><text:tab/>Copyright <text:span text:style-name="MT1">©</text:span> 2010 Randy Souza</text:p>
      </style:footer>
    </style:master-page>
    <style:master-page style:name="Abstract" style:page-layout-name="Mpm6">
      <style:header>
        <text:p text:style-name="MP1">Abstract<text:tab/><text:page-number text:select-page="current">36</text:page-number></text:p>
      </style:header>
      <style:footer>
        <text:p text:style-name="MP2">DRAFT <text:date style:data-style-name="N37" text:date-value="2010-11-06T10:26:44">11/06/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6</text:page-number></text:p>
      </style:header>
      <style:footer>
        <text:p text:style-name="MP2">DRAFT <text:date style:data-style-name="N37" text:date-value="2010-11-06T10:26:44">11/06/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6T10:26:39</dc:date>
    <dc:creator>Randy Souza</dc:creator>
    <meta:editing-duration>PT139H53M23S</meta:editing-duration>
    <meta:editing-cycles>725</meta:editing-cycles>
    <meta:generator>OpenOffice.org/3.2$Linux OpenOffice.org_project/320m12$Build-9483</meta:generator>
    <meta:document-statistic meta:table-count="0" meta:image-count="0" meta:object-count="0" meta:page-count="40" meta:paragraph-count="213" meta:word-count="8823" meta:character-count="60940"/>
  </office:meta>
</office:document-meta>
</file>